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1.11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0.96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.4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159cm" svg:x="31.539cm" svg:y="8.239cm">
          <text:p/>
          <draw:enhanced-geometry svg:viewBox="0 0 21600 21600" draw:type="rectangle" draw:enhanced-path="M 0 0 L 21600 0 21600 21600 0 21600 0 0 Z N"/>
        </draw:custom-shape>
        <draw:g draw:name="1">
          <svg:title>TexMaths</svg:title>
          <svg:desc>14§display§\frac{1}{sL+R_a}§svg§600§FALSE§1</svg:desc>
          <draw:polygon draw:style-name="gr2" draw:text-style-name="P2" draw:layer="layout" svg:width="1.778cm" svg:height="1.061cm" svg:x="32.117cm" svg:y="8.847cm" svg:viewBox="0 0 1779 1062" draw:points="890,1062 0,1062 0,0 1779,0 1779,1062">
            <text:p/>
          </draw:polygon>
          <draw:path draw:style-name="gr3" draw:text-style-name="P3" draw:layer="layout" svg:width="0.163cm" svg:height="0.328cm" svg:x="32.927cm" svg:y="8.836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778cm" svg:height="0.02cm" svg:x="32.117cm" svg:y="9.364cm" svg:viewBox="0 0 1779 21" draw:points="890,21 0,21 0,0 1779,0 1779,21">
            <text:p/>
          </draw:polygon>
          <draw:path draw:style-name="gr3" draw:text-style-name="P3" draw:layer="layout" svg:width="0.181cm" svg:height="0.223cm" svg:x="32.142cm" svg:y="9.616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97cm" svg:height="0.337cm" svg:x="32.366cm" svg:y="9.497cm" svg:viewBox="0 0 298 338" svg:d="M165 39c4-18 7-24 53-24 14 0 19 0 19-9 0-6-6-6-9-6-15 0-56 1-73 1-14 0-50-1-65-1-3 0-9 0-9 10 0 5 4 5 13 5 1 0 11 0 19 2 9 0 13 1 13 7 0 3 0 4-1 10l-66 266c-6 18-7 22-45 22-8 0-14 0-14 10 0 6 4 6 14 6h228c13 0 13 0 16-9l39-106c1-6 1-7 1-7 0-3-1-6-5-6-5 0-5 3-9 10-17 46-38 102-124 102h-47c-7 0-7 0-11 0-4-1-5-1-5-5 0-2 0-3 2-12z">
            <text:p/>
          </draw:path>
          <draw:path draw:style-name="gr3" draw:text-style-name="P3" draw:layer="layout" svg:width="0.328cm" svg:height="0.328cm" svg:x="32.817cm" svg:y="9.547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352cm" svg:height="0.348cm" svg:x="33.3cm" svg:y="9.497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5-3 14-7 33-7 43 0 53 59 53 66 53 42 0 59-51 59-58 0-5-6-5-6-5-4 0-5 3-7 7-12 36-33 45-45 45-16 0-19-12-19-31 0-14 3-40 4-56 1-7 3-16 3-23 0-38-34-53-46-59z">
            <text:p/>
          </draw:path>
          <draw:path draw:style-name="gr3" draw:text-style-name="P3" draw:layer="layout" svg:width="0.175cm" svg:height="0.156cm" svg:x="33.673cm" svg:y="9.756cm" svg:viewBox="0 0 176 157" svg:d="M126 21c-8-13-20-21-36-21-45 0-90 49-90 99 0 34 22 58 52 58 19 0 36-11 50-24 6 20 27 24 35 24 13 0 21-9 28-18 7-14 11-34 11-35 0-5-4-5-4-5-5 0-5 2-8 10-4 17-11 38-25 38-9 0-12-7-12-17 0-5 3-18 5-28 2-8 7-24 8-31l7-26c1-9 6-25 6-27 0-8-6-11-12-11-5 0-14 4-15 14zM104 109c-3 10-12 17-19 24-2 3-16 14-32 14-12 0-25-8-25-34 0-18 10-57 18-70 16-28 34-33 44-33 23 0 30 26 30 31 0 1 0 2-1 4z">
            <text:p/>
          </draw:path>
        </draw:g>
        <draw:g>
          <svg:title>TexMaths</svg:title>
          <svg:desc>14§display§\frac{1}{sJ+b}§svg§600§FALSE§</svg:desc>
          <draw:polygon draw:style-name="gr2" draw:text-style-name="P2" draw:layer="layout" svg:width="1.364cm" svg:height="1.028cm" svg:x="40.307cm" svg:y="8.746cm" svg:viewBox="0 0 1365 1029" draw:points="682,1029 0,1029 0,0 1365,0 1365,1029">
            <text:p/>
          </draw:polygon>
          <draw:path draw:style-name="gr3" draw:text-style-name="P3" draw:layer="layout" svg:width="0.163cm" svg:height="0.328cm" svg:x="40.909cm" svg:y="8.735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364cm" svg:height="0.02cm" svg:x="40.307cm" svg:y="9.263cm" svg:viewBox="0 0 1365 21" draw:points="682,21 0,21 0,0 1365,0 1365,21">
            <text:p/>
          </draw:polygon>
          <draw:path draw:style-name="gr3" draw:text-style-name="P3" draw:layer="layout" svg:width="0.181cm" svg:height="0.223cm" svg:x="40.332cm" svg:y="9.51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78cm" svg:height="0.348cm" svg:x="40.572cm" svg:y="9.396cm" svg:viewBox="0 0 279 349" svg:d="M232 36c5-16 6-21 33-21 8 0 14 0 14-9 0-5-5-6-7-6-13 0-44 1-56 1-16 0-56-1-73-1-4 0-10 0-10 10 0 5 4 5 17 5 11 0 17 0 29 2 11 1 14 3 14 10 0 2 0 5-1 9l-58 227c-11 48-44 74-70 74-14 0-39-5-47-30 1 0 5 0 5 0 20 0 33-17 33-31 0-16-13-21-21-21-10 0-34 5-34 39 0 31 27 55 66 55 45 0 96-34 109-82z">
            <text:p/>
          </draw:path>
          <draw:path draw:style-name="gr3" draw:text-style-name="P3" draw:layer="layout" svg:width="0.328cm" svg:height="0.328cm" svg:x="40.993cm" svg:y="9.44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181cm" svg:height="0.348cm" svg:x="41.479cm" svg:y="9.391cm" svg:viewBox="0 0 182 349" svg:d="M95 6c0 0 0-6-7-6-11 0-47 4-60 6-4 0-10 0-10 9 0 6 6 6 13 6 24 0 25 3 25 8 0 3-6 20-7 31l-41 161c-7 24-8 32-8 49 0 48 27 79 63 79 59 0 119-75 119-146 0-45-25-78-66-78-22 0-43 14-57 29zM49 192c3-10 3-11 7-17 24-32 46-39 60-39 17 0 31 14 31 46 0 29-17 85-25 105-17 32-39 50-59 50-17 0-34-14-34-50 0-8 0-18 9-49z">
            <text:p/>
          </draw:path>
        </draw:g>
        <draw:custom-shape draw:style-name="gr4" draw:text-style-name="P1" draw:layer="layout" svg:width="1.46cm" svg:height="1.778cm" draw:transform="rotate (-1.5707963267949) translate (37.835cm 8.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794cm" svg:height="2.159cm" svg:x="39.54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k_t§svg§600§FALSE§</svg:desc>
          <draw:polygon draw:style-name="gr2" draw:text-style-name="P2" draw:layer="layout" svg:width="0.404cm" svg:height="0.415cm" svg:x="36.414cm" svg:y="9.129cm" svg:viewBox="0 0 405 416" draw:points="203,416 0,416 0,0 405,0 405,416">
            <text:p/>
          </draw:polygon>
          <draw:path draw:style-name="gr3" draw:text-style-name="P3" draw:layer="layout" svg:width="0.223cm" svg:height="0.348cm" svg:x="36.441cm" svg:y="9.128cm" svg:viewBox="0 0 224 349" svg:d="M115 6c0 0 0-6-7-6-11 0-46 4-60 6-5 0-9 0-9 9 0 6 4 6 11 6 24 0 26 3 26 8l-2 10-73 284c-1 7-1 9-1 12 0 11 10 14 14 14 7 0 14-5 17-12 3-4 25-95 28-107 17 1 57 9 57 42 0 4 0 5-1 9-1 7-1 13-1 19 0 29 19 49 44 49 16 0 28-9 40-27 12-21 18-49 18-50 0-5-4-5-6-5-5 0-5 2-7 9-10 36-22 61-43 61-10 0-16-5-16-23 0-9 2-20 3-27 3-8 3-11 3-15 0-33-31-47-74-52 15-10 32-25 43-37 24-26 46-47 70-47 4 0 4 0 6 0 5 1 5 1 10 4 1 0 1 1 1 1-22 2-28 21-28 27 0 8 6 18 20 18 12 0 26-11 26-31 0-14-11-30-33-30-14 0-37 4-72 43-17 18-36 38-56 46z">
            <text:p/>
          </draw:path>
          <draw:path draw:style-name="gr3" draw:text-style-name="P3" draw:layer="layout" svg:width="0.117cm" svg:height="0.219cm" svg:x="36.684cm" svg:y="9.328cm" svg:viewBox="0 0 118 220" svg:d="M71 80h36c7 0 11 0 11-9 0-4-4-4-10-4h-34l13-52c0-1 1-2 1-4 0-7-4-11-11-11-10 0-14 6-17 15s2-8-14 52h-35c-7 0-11 0-11 7 0 6 4 6 10 6h33l-21 81c-1 10-4 21-4 27 0 19 17 32 37 32 39 0 61-48 61-53s-5-5-5-5c-4 0-6 2-9 7-10 21-26 41-46 41-7 0-13-4-13-17 0-3 2-11 3-14z">
            <text:p/>
          </draw:path>
        </draw:g>
        <draw:line draw:style-name="gr5" draw:text-style-name="P1" draw:layer="layout" svg:x1="34.279cm" svg:y1="9.382cm" svg:x2="36.057cm" svg:y2="9.382cm">
          <text:p/>
        </draw:line>
        <draw:line draw:style-name="gr5" draw:text-style-name="P1" draw:layer="layout" svg:x1="37.835cm" svg:y1="9.355cm" svg:x2="39.613cm" svg:y2="9.355cm">
          <text:p/>
        </draw:line>
        <draw:custom-shape draw:style-name="gr4" draw:text-style-name="P1" xml:id="id1" draw:id="id1" draw:layer="layout" svg:width="1.46cm" svg:height="1.778cm" draw:transform="rotate (-1.5707963267949) translate (37.835cm 13.0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k_e§svg§600§FALSE§</svg:desc>
          <draw:polygon draw:style-name="gr2" draw:text-style-name="P2" draw:layer="layout" svg:width="0.441cm" svg:height="0.415cm" svg:x="37.065cm" svg:y="13.475cm" svg:viewBox="0 0 442 416" draw:points="221,416 0,416 0,0 442,0 442,416">
            <text:p/>
          </draw:polygon>
          <draw:path draw:style-name="gr3" draw:text-style-name="P3" draw:layer="layout" svg:width="0.223cm" svg:height="0.348cm" svg:x="37.092cm" svg:y="13.474cm" svg:viewBox="0 0 224 349" svg:d="M115 6c0 0 0-6-7-6-11 0-46 4-60 6-5 0-9 0-9 9 0 6 4 6 11 6 24 0 26 3 26 8l-2 10-73 284c-1 7-1 9-1 12 0 11 10 14 14 14 7 0 14-5 17-12 3-4 25-95 28-107 17 1 57 9 57 42 0 4 0 5-1 9-2 7-2 13-2 19 0 29 20 49 45 49 15 0 28-9 39-27 13-21 18-49 18-50 0-5-4-5-5-5-6 0-6 2-7 9-10 36-23 61-44 61-9 0-15-5-15-23 0-9 1-20 3-27 3-8 3-11 3-15 0-33-31-47-74-52 15-10 32-25 43-37 24-26 46-47 70-47 4 0 4 0 5 0 6 1 6 1 10 4 2 0 2 1 2 1-23 2-28 21-28 27 0 8 5 18 19 18 13 0 27-11 27-31 0-14-11-30-34-30-14 0-36 4-71 43-17 18-36 38-56 46z">
            <text:p/>
          </draw:path>
          <draw:path draw:style-name="gr3" draw:text-style-name="P3" draw:layer="layout" svg:width="0.147cm" svg:height="0.156cm" svg:x="37.343cm" svg:y="13.737cm" svg:viewBox="0 0 148 157" svg:d="M55 74c9 0 37-1 56-7 25-10 30-26 30-36 0-20-19-31-43-31-42 0-98 32-98 91 0 35 22 66 63 66 59 0 85-35 85-39 0-3-3-6-5-6s-3 0-6 3c-27 32-67 32-74 32-21 0-35-14-35-42 0-6 0-11 4-31zM35 64c15-50 53-54 63-54 15 0 28 7 28 21 0 33-59 33-73 33z">
            <text:p/>
          </draw:path>
        </draw:g>
        <draw:custom-shape draw:style-name="gr1" draw:text-style-name="P1" xml:id="id5" draw:id="id5" draw:layer="layout" svg:width="2.794cm" svg:height="2.159cm" svg:x="22.967cm" svg:y="8.23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9.779cm" svg:y1="9.382cm" svg:x2="31.557cm" svg:y2="9.382cm">
          <text:p/>
        </draw:line>
        <draw:g>
          <svg:title>TexMaths</svg:title>
          <svg:desc>28§display§PD§svg§600§FALSE§</svg:desc>
          <draw:polygon draw:style-name="gr2" draw:text-style-name="P2" draw:layer="layout" svg:width="1.606cm" svg:height="0.671cm" svg:x="23.545cm" svg:y="9.015cm" svg:viewBox="0 0 1607 672" draw:points="804,672 0,672 0,0 1607,0 1607,672">
            <text:p/>
          </draw:polygon>
          <draw:path draw:style-name="gr3" draw:text-style-name="P3" draw:layer="layout" svg:width="0.705cm" svg:height="0.674cm" svg:x="23.584cm" svg:y="9.01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3" draw:text-style-name="P3" draw:layer="layout" svg:width="0.755cm" svg:height="0.674cm" svg:x="24.351cm" svg:y="9.01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</draw:g>
        <draw:custom-shape draw:style-name="gr6" draw:text-style-name="P1" xml:id="id4" draw:id="id4" draw:layer="layout" svg:width="2.286cm" svg:height="2.286cm" svg:x="18.666cm" svg:y="8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047cm" svg:y1="10.226cm" svg:x2="20.571cm" svg:y2="8.448cm">
          <text:p/>
        </draw:line>
        <draw:line draw:style-name="gr7" draw:text-style-name="P1" draw:layer="layout" svg:x1="19.047cm" svg:y1="8.448cm" svg:x2="20.571cm" svg:y2="10.226cm">
          <text:p/>
        </draw:line>
        <draw:g xml:id="id6" draw:id="id6">
          <svg:title>TexMaths</svg:title>
          <svg:desc>20§display§+§svg§600§FALSE§</svg:desc>
          <draw:polygon draw:style-name="gr2" draw:text-style-name="P2" draw:layer="layout" svg:width="0.545cm" svg:height="0.467cm" svg:x="18.76cm" svg:y="9.047cm" svg:viewBox="0 0 546 468" draw:points="274,468 0,468 0,0 546,0 546,468">
            <text:p/>
          </draw:polygon>
          <draw:path draw:style-name="gr3" draw:text-style-name="P3" draw:layer="layout" svg:width="0.469cm" svg:height="0.469cm" svg:x="18.8cm" svg:y="9.045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19.657cm" svg:y="9.798cm" svg:viewBox="0 0 382 328" draw:points="192,328 0,328 0,0 382,0 382,328">
            <text:p/>
          </draw:polygon>
          <draw:path draw:style-name="gr3" draw:text-style-name="P3" draw:layer="layout" svg:width="0.301cm" svg:height="0.02cm" svg:x="19.698cm" svg:y="9.951cm" svg:viewBox="0 0 302 21" svg:d="M284 21c8 0 18 0 18-10 0-11-10-11-18-11h-267c-9 0-17 0-17 11 0 10 8 10 17 10z">
            <text:p/>
          </draw:path>
        </draw:g>
        <draw:custom-shape draw:style-name="gr6" draw:text-style-name="P1" xml:id="id2" draw:id="id2" draw:layer="layout" svg:width="2.286cm" svg:height="2.286cm" svg:x="27.567cm" svg:y="8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7.948cm" svg:y1="10.227cm" svg:x2="29.472cm" svg:y2="8.449cm">
          <text:p/>
        </draw:line>
        <draw:line draw:style-name="gr7" draw:text-style-name="P1" draw:layer="layout" svg:x1="27.948cm" svg:y1="8.449cm" svg:x2="29.472cm" svg:y2="10.227cm">
          <text:p/>
        </draw:line>
        <draw:g>
          <svg:title>TexMaths</svg:title>
          <svg:desc>20§display§+§svg§600§FALSE§</svg:desc>
          <draw:polygon draw:style-name="gr2" draw:text-style-name="P2" draw:layer="layout" svg:width="0.545cm" svg:height="0.467cm" svg:x="27.661cm" svg:y="9.048cm" svg:viewBox="0 0 546 468" draw:points="274,468 0,468 0,0 546,0 546,468">
            <text:p/>
          </draw:polygon>
          <draw:path draw:style-name="gr3" draw:text-style-name="P3" draw:layer="layout" svg:width="0.469cm" svg:height="0.469cm" svg:x="27.701cm" svg:y="9.046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28.558cm" svg:y="9.799cm" svg:viewBox="0 0 382 328" draw:points="192,328 0,328 0,0 382,0 382,328">
            <text:p/>
          </draw:polygon>
          <draw:path draw:style-name="gr3" draw:text-style-name="P3" draw:layer="layout" svg:width="0.301cm" svg:height="0.02cm" svg:x="28.599cm" svg:y="9.952cm" svg:viewBox="0 0 302 21" svg:d="M284 21c8 0 18 0 18-10 0-11-10-11-18-11h-267c-9 0-17 0-17 11 0 10 8 10 17 10z">
            <text:p/>
          </draw:path>
        </draw:g>
        <draw:line draw:style-name="gr5" draw:text-style-name="P1" draw:layer="layout" svg:x1="25.779cm" svg:y1="9.382cm" svg:x2="27.557cm" svg:y2="9.382cm">
          <text:p/>
        </draw:line>
        <draw:connector draw:style-name="gr5" draw:text-style-name="P1" draw:layer="layout" svg:x1="36.058cm" svg:y1="13.752cm" svg:x2="28.71cm" svg:y2="10.481cm" draw:start-shape="id1" draw:start-glue-point="4" draw:end-shape="id2" draw:end-glue-point="8" svg:d="M36058 13752h-7348v-3271" svg:viewBox="0 0 7349 3272">
          <text:p/>
        </draw:connector>
        <draw:connector draw:style-name="gr5" draw:text-style-name="P1" draw:layer="layout" draw:line-skew="0.528cm -0.501cm" svg:x1="42.335cm" svg:y1="9.355cm" svg:x2="37.835cm" svg:y2="13.752cm" draw:start-shape="id3" draw:start-glue-point="2" draw:end-shape="id1" draw:end-glue-point="7" svg:d="M42335 9355v27h2607v4370h-7107" svg:viewBox="0 0 7108 4398">
          <text:p/>
        </draw:connector>
        <draw:connector draw:style-name="gr5" draw:text-style-name="P1" draw:layer="layout" svg:x1="20.952cm" svg:y1="9.337cm" svg:x2="22.967cm" svg:y2="9.318cm" draw:start-shape="id4" draw:start-glue-point="10" draw:end-shape="id5" draw:end-glue-point="3" svg:d="M20952 9337h1008v-19h1007" svg:viewBox="0 0 2016 20">
          <text:p/>
        </draw:connector>
        <draw:connector draw:style-name="gr5" draw:text-style-name="P1" draw:layer="layout" svg:x1="14.776cm" svg:y1="9.28cm" svg:x2="18.76cm" svg:y2="9.28cm" draw:end-shape="id6" draw:end-glue-point="3" svg:d="M14776 9280h3984" svg:viewBox="0 0 3985 1">
          <text:p/>
        </draw:connector>
        <draw:custom-shape draw:style-name="gr8" draw:text-style-name="P1" xml:id="id8" draw:id="id8" draw:layer="layout" svg:width="1.46cm" svg:height="1.778cm" draw:transform="rotate (-1.5707963267949) translate (30.136cm 15.9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J§svg§600§FALSE§</svg:desc>
          <draw:polygon draw:style-name="gr2" draw:text-style-name="P2" draw:layer="layout" svg:width="0.32cm" svg:height="0.335cm" svg:x="29.367cm" svg:y="16.376cm" svg:viewBox="0 0 321 336" draw:points="160,336 0,336 0,0 321,0 321,336">
            <text:p/>
          </draw:polygon>
          <draw:path draw:style-name="gr3" draw:text-style-name="P3" draw:layer="layout" svg:width="0.278cm" svg:height="0.348cm" svg:x="29.402cm" svg:y="16.375cm" svg:viewBox="0 0 279 349" svg:d="M233 36c4-16 5-21 32-21 8 0 14 0 14-9 0-5-4-6-7-6-13 0-44 1-56 1-16 0-56-1-73-1-4 0-10 0-10 10 0 5 4 5 17 5 11 0 17 0 29 2 12 1 14 3 14 10 0 2 0 5-1 9l-57 228c-12 47-45 74-71 74-14 0-39-6-47-31 1 0 5 0 5 0 20 0 33-17 33-31 0-15-13-21-21-21-10 0-34 6-34 39 0 31 27 55 66 55 45 0 97-34 109-81z">
            <text:p/>
          </draw:path>
        </draw:g>
        <draw:connector draw:style-name="gr5" draw:text-style-name="P1" xml:id="id3" draw:id="id3" draw:layer="layout" draw:line-skew="4.582cm" svg:x1="42.335cm" svg:y1="9.355cm" svg:x2="37.884cm" svg:y2="16.648cm" draw:end-shape="id7" draw:end-glue-point="1" svg:d="M42335 9355h2607v7293h-7058" svg:viewBox="0 0 7059 7294">
          <text:p/>
        </draw:connector>
        <draw:connector draw:style-name="gr5" draw:text-style-name="P1" draw:layer="layout" svg:x1="28.359cm" svg:y1="16.652cm" svg:x2="19.809cm" svg:y2="10.48cm" draw:start-shape="id8" draw:start-glue-point="4" draw:end-shape="id4" draw:end-glue-point="8" svg:d="M28359 16652h-8550v-6172" svg:viewBox="0 0 8551 6173">
          <text:p/>
        </draw:connector>
        <draw:g>
          <svg:title>TexMaths</svg:title>
          <svg:desc>20§display§N^d_{M,i}§svg§600§FALSE§</svg:desc>
          <draw:polygon draw:style-name="gr9" draw:text-style-name="P2" draw:layer="layout" svg:width="1.491cm" svg:height="0.901cm" svg:x="15.701cm" svg:y="8.113cm" svg:viewBox="0 0 1492 902" draw:points="746,902 0,902 0,0 1492,0 1492,902">
            <text:p/>
          </draw:polygon>
          <draw:path draw:style-name="gr10" draw:text-style-name="P3" draw:layer="layout" svg:width="0.593cm" svg:height="0.48cm" svg:x="15.728cm" svg:y="8.265cm" svg:viewBox="0 0 594 481" svg:d="M506 74c6-28 19-50 75-52 5 0 13-1 13-14 0-2 0-8-10-8-22 0-48 2-70 2-24 0-50-2-72-2-5 0-13 0-13 14 0 8 6 8 13 8 40 0 48 15 48 31 0 1-2 13-3 14l-79 314-155-368c-6-13-6-13-22-13h-95c-14 0-21 0-21 14 0 8 7 8 19 8 4 0 48 0 48 7l-94 377c-6 29-19 51-77 53-3 0-11 2-11 14 0 5 3 8 10 8 22 0 46-1 70-1s50 1 72 1c3 0 13 0 13-14 0-6-7-8-15-8-40 0-46-16-46-30 0-5 2-8 3-16l93-373c3 5 3 6 7 13l176 416c4 11 6 12 12 12 8 0 8-1 12-14z">
            <text:p/>
          </draw:path>
          <draw:path draw:style-name="gr10" draw:text-style-name="P3" draw:layer="layout" svg:width="0.254cm" svg:height="0.348cm" svg:x="16.373cm" svg:y="8.113cm" svg:viewBox="0 0 255 349" svg:d="M253 14c0 0 2-6 2-8 0-1-2-6-8-6-10 0-52 3-63 5-5 0-11 1-11 11 0 8 6 8 13 8 24 0 24 3 24 6 0 4-2 7-3 12l-28 112c-11-16-27-29-51-29-64 0-128 70-128 140 0 48 32 84 75 84 26 0 50-16 71-36 9 29 38 36 51 36 18 0 29-12 38-28 12-19 18-48 18-49 0-7-6-7-8-7-6 0-8 2-11 16-7 24-16 53-37 53-13 0-16-11-16-24 0-9 1-14 3-21zM147 281c-3 13-14 24-25 32-5 5-24 21-45 21-19 0-37-13-37-48 0-25 14-80 26-100 22-40 48-47 62-47 35 0 43 37 43 43 0 2 0 5-1 7z">
            <text:p/>
          </draw:path>
          <draw:path draw:style-name="gr10" draw:text-style-name="P3" draw:layer="layout" svg:width="0.526cm" svg:height="0.336cm" svg:x="16.303cm" svg:y="8.583cm" svg:viewBox="0 0 527 337" svg:d="M467 40c5-18 7-22 42-22 11 0 18 0 18-10 0-8-7-8-15-8h-67c-14 0-16 0-22 10l-191 281-48-278c-3-13-3-13-18-13h-70c-10 0-16 0-16 11 0 7 5 7 16 7 8 0 10 0 19 1 10 0 11 2 11 7 0 0 0 3-3 11l-61 248c-4 16-12 33-52 35-4 0-10 0-10 11 0 0 0 6 8 6 14 0 35-1 51-1 11 0 40 1 51 1 4 0 12 0 12-11 0-6-7-6-12-6-32-2-32-15-32-21 0-2 0-5 2-13l66-262h1l53 301c2 8 2 12 10 12 6 0 11-4 14-11l207-307h1l-70 280c-3 16-5 21-43 21-10 0-15 0-15 11 0 0 0 6 8 6 10 0 21-1 31-1 9 0 20 0 30 0 14 0 50 1 62 1 4 0 12 0 12-11 0-6-7-6-16-6 0 0-10 0-20-2-11 0-11-1-11-6 0-3 2-8 2-11z">
            <text:p/>
          </draw:path>
          <draw:path draw:style-name="gr10" draw:text-style-name="P3" draw:layer="layout" svg:width="0.063cm" svg:height="0.153cm" svg:x="16.881cm" svg:y="8.861cm" svg:viewBox="0 0 64 154" svg:d="M50 50c0 27-5 59-39 91-3 1-5 3-5 5 0 4 5 8 8 8 7 0 50-40 50-100 0-30-13-54-35-54-16 0-29 13-29 29s11 29 29 29c13 0 21-8 21-8z">
            <text:p/>
          </draw:path>
          <draw:path draw:style-name="gr10" draw:text-style-name="P3" draw:layer="layout" svg:width="0.149cm" svg:height="0.332cm" svg:x="17.015cm" svg:y="8.593cm" svg:viewBox="0 0 150 333" svg:d="M138 19c0-8-7-19-20-19-14 0-28 13-28 27 0 8 6 19 20 19 15 0 28-14 28-27zM37 270c-3 7-5 11-5 21 0 22 19 42 46 42 52 0 72-69 72-76 0-6-6-6-8-6-6 0-6 3-9 8-11 40-34 59-53 59-10 0-11-6-11-17 0-12 3-20 8-31 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0§display§N_{M,i}§svg§600§FALSE§</svg:desc>
          <draw:polygon draw:style-name="gr9" draw:text-style-name="P2" draw:layer="layout" svg:width="1.491cm" svg:height="0.683cm" svg:x="23.511cm" svg:y="15.81cm" svg:viewBox="0 0 1492 684" draw:points="746,684 0,684 0,0 1492,0 1492,684">
            <text:p/>
          </draw:polygon>
          <draw:path draw:style-name="gr10" draw:text-style-name="P3" draw:layer="layout" svg:width="0.593cm" svg:height="0.481cm" svg:x="23.538cm" svg:y="15.81cm" svg:viewBox="0 0 594 482" svg:d="M506 74c6-28 19-50 75-52 5 0 13-1 13-14 0-2 0-8-10-8-22 0-48 2-70 2-24 0-50-2-72-2-5 0-13 0-13 14 0 8 6 8 13 8 40 0 48 15 48 31 0 1-2 13-3 14l-79 314-155-368c-6-13-6-13-22-13h-95c-14 0-21 0-21 14 0 8 7 8 19 8 4 0 48 0 48 7l-94 378c-6 29-19 51-77 53-3 0-11 1-11 14 0 5 3 8 10 8 22 0 46-1 70-1s50 1 72 1c3 0 13 0 13-14 0-7-7-8-15-8-40 0-46-16-46-31 0-5 2-8 3-16l93-373c3 5 3 6 7 13l176 416c4 12 6 13 12 13 8 0 8-1 12-14z">
            <text:p/>
          </draw:path>
          <draw:path draw:style-name="gr10" draw:text-style-name="P3" draw:layer="layout" svg:width="0.526cm" svg:height="0.337cm" svg:x="24.113cm" svg:y="16.06cm" svg:viewBox="0 0 527 338" svg:d="M467 40c5-18 7-22 42-22 11 0 18 0 18-10 0-8-7-8-15-8h-67c-14 0-16 0-22 10l-191 282-48-279c-3-13-3-13-18-13h-70c-10 0-16 0-16 11 0 7 5 7 16 7 8 0 10 0 19 1 10 0 11 2 11 7 0 0 0 3-3 11l-61 248c-4 16-12 34-52 35-4 0-10 0-10 12 0 0 0 6 8 6 14 0 35-2 51-2 11 0 40 2 51 2 4 0 12 0 12-11 0-7-7-7-12-7-32-1-32-14-32-20 0-2 0-5 2-13l66-263h1l53 301c2 8 2 13 10 13 6 0 11-5 14-11l207-308h1l-70 281c-3 16-5 20-43 20-10 0-15 0-15 12 0 0 0 6 8 6 10 0 21-2 31-2 9 0 20 0 30 0 14 0 50 2 62 2 4 0 12 0 12-11 0-7-7-7-16-7 0 0-10 0-20-1-11 0-11-2-11-7 0-3 2-8 2-11z">
            <text:p/>
          </draw:path>
          <draw:path draw:style-name="gr10" draw:text-style-name="P3" draw:layer="layout" svg:width="0.063cm" svg:height="0.153cm" svg:x="24.691cm" svg:y="16.34cm" svg:viewBox="0 0 64 154" svg:d="M50 50c0 27-5 59-39 91-3 2-5 3-5 5 0 5 5 8 8 8 7 0 50-40 50-100 0-30-13-54-35-54-16 0-29 13-29 29s11 29 29 29c13 0 21-8 21-8z">
            <text:p/>
          </draw:path>
          <draw:path draw:style-name="gr10" draw:text-style-name="P3" draw:layer="layout" svg:width="0.149cm" svg:height="0.332cm" svg:x="24.825cm" svg:y="16.07cm" svg:viewBox="0 0 150 333" svg:d="M138 19c0-8-7-19-20-19-14 0-28 13-28 27 0 8 6 19 20 19 15 0 28-14 28-27zM37 271c-3 6-5 11-5 21 0 22 19 41 46 41 52 0 72-69 72-75 0-7-6-7-8-7-6 0-6 4-9 9-11 40-34 59-53 59-10 0-11-7-11-18s3-19 8-30c5-15 9-28 16-40 3-12 21-58 24-63 1-5 3-11 3-16 0-24-21-41-48-41-50 0-72 67-72 75 0 6 6 6 8 6 8 0 8-3 10-8 12-43 35-61 52-61 8 0 13 5 13 18 0 11-3 19-16 50z">
            <text:p/>
          </draw:path>
        </draw:g>
        <draw:g>
          <svg:title>TexMaths</svg:title>
          <svg:desc>20§display§v_a§svg§600§FALSE§</svg:desc>
          <draw:polygon draw:style-name="gr2" draw:text-style-name="P2" draw:layer="layout" svg:width="0.645cm" svg:height="0.407cm" svg:x="26.281cm" svg:y="8.487cm" svg:viewBox="0 0 646 408" draw:points="322,408 0,408 0,0 646,0 646,408">
            <text:p/>
          </draw:polygon>
          <draw:path draw:style-name="gr3" draw:text-style-name="P3" draw:layer="layout" svg:width="0.309cm" svg:height="0.319cm" svg:x="26.301cm" svg:y="8.477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3" draw:text-style-name="P3" draw:layer="layout" svg:width="0.251cm" svg:height="0.223cm" svg:x="26.651cm" svg:y="8.677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</draw:g>
        <draw:g>
          <svg:title>TexMaths</svg:title>
          <svg:desc>20§display§i§svg§600§FALSE§</svg:desc>
          <draw:polygon draw:style-name="gr2" draw:text-style-name="P2" draw:layer="layout" svg:width="0.243cm" svg:height="0.463cm" svg:x="34.883cm" svg:y="8.554cm" svg:viewBox="0 0 244 464" draw:points="122,464 0,464 0,0 244,0 244,464">
            <text:p/>
          </draw:polygon>
          <draw:path draw:style-name="gr3" draw:text-style-name="P3" draw:layer="layout" svg:width="0.187cm" svg:height="0.473cm" svg:x="34.903cm" svg:y="8.55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</draw:g>
        <draw:g>
          <svg:title>TexMaths</svg:title>
          <svg:desc>20§display§\dot{\omega}§svg§600§FALSE§</svg:desc>
          <draw:polygon draw:style-name="gr2" draw:text-style-name="P2" draw:layer="layout" svg:width="0.463cm" svg:height="0.469cm" svg:x="33.131cm" svg:y="15.762cm" svg:viewBox="0 0 464 470" draw:points="232,470 0,470 0,0 464,0 464,470">
            <text:p/>
          </draw:polygon>
          <draw:path draw:style-name="gr3" draw:text-style-name="P3" draw:layer="layout" svg:width="0.077cm" svg:height="0.075cm" svg:x="33.325cm" svg:y="15.76cm" svg:viewBox="0 0 78 76" svg:d="M78 38c0-20-18-38-40-38-24 0-38 20-38 38 0 20 16 38 38 38 24 0 40-20 40-38z">
            <text:p/>
          </draw:path>
          <draw:path draw:style-name="gr3" draw:text-style-name="P3" draw:layer="layout" svg:width="0.417cm" svg:height="0.319cm" svg:x="33.139cm" svg:y="15.92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g>
          <svg:title>TexMaths</svg:title>
          <svg:desc>20§display§\omega§svg§600§FALSE§</svg:desc>
          <draw:polygon draw:style-name="gr2" draw:text-style-name="P2" draw:layer="layout" svg:width="0.463cm" svg:height="0.303cm" svg:x="43.453cm" svg:y="8.639cm" svg:viewBox="0 0 464 304" draw:points="232,304 0,304 0,0 464,0 464,304">
            <text:p/>
          </draw:polygon>
          <draw:path draw:style-name="gr3" draw:text-style-name="P3" draw:layer="layout" svg:width="0.417cm" svg:height="0.319cm" svg:x="43.461cm" svg:y="8.62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custom-shape draw:style-name="gr11" draw:text-style-name="P1" xml:id="id7" draw:id="id7" draw:layer="layout" svg:width="1.905cm" svg:height="2.032cm" svg:x="35.979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5.979cm" svg:y1="16.648cm" svg:x2="30.136cm" svg:y2="16.652cm" draw:start-shape="id7" draw:start-glue-point="3" draw:end-shape="id8" draw:end-glue-point="7" svg:d="M35979 16648h-2921v4h-2922" svg:viewBox="0 0 5844 5">
          <text:p/>
        </draw:connector>
        <draw:g>
          <svg:title>TexMaths</svg:title>
          <svg:desc>22§display§s§svg§600§FALSE§</svg:desc>
          <draw:polygon draw:style-name="gr9" draw:text-style-name="P2" draw:layer="layout" svg:width="0.364cm" svg:height="0.333cm" svg:x="36.739cm" svg:y="16.449cm" svg:viewBox="0 0 365 334" draw:points="182,334 0,334 0,0 365,0 365,334">
            <text:p/>
          </draw:polygon>
          <draw:path draw:style-name="gr10" draw:text-style-name="P3" draw:layer="layout" svg:width="0.286cm" svg:height="0.351cm" svg:x="36.78cm" svg:y="16.44cm" svg:viewBox="0 0 287 352" svg:d="M264 53c-22 0-37 17-37 35 0 11 8 23 23 23 18 0 37-14 37-44 0-35-33-67-93-67-102 0-132 79-132 113 0 61 58 74 81 77 40 9 81 16 81 60 0 19-18 84-111 84-12 0-72 0-90-40 30 3 49-19 49-42 0-18-12-27-28-27-21 0-44 16-44 51 0 44 44 76 111 76 127 0 157-93 157-128 0-29-14-48-25-59-21-21-42-24-77-31-28-7-58-13-58-48 0-21 17-68 86-68 19 0 58 5 70 35z">
            <text:p/>
          </draw:path>
        </draw:g>
        <draw:connector draw:style-name="gr7" draw:text-style-name="P1" xml:id="id9" draw:id="id9" draw:layer="layout" draw:type="line" svg:x1="40.941cm" svg:y1="8.239cm" svg:x2="40.958cm" svg:y2="6.456cm" svg:d="M40941 8239l17-1783" svg:viewBox="0 0 18 1784">
          <text:p/>
        </draw:connector>
        <draw:connector draw:style-name="gr5" draw:text-style-name="P1" draw:layer="layout" draw:type="line" svg:x1="40.958cm" svg:y1="6.456cm" svg:x2="47.237cm" svg:y2="6.491cm" draw:start-shape="id9" draw:start-glue-point="3" svg:d="M40958 6456l6279 35" svg:viewBox="0 0 6280 36">
          <text:p/>
        </draw:connector>
        <draw:g>
          <svg:title>TexMaths</svg:title>
          <svg:desc>20§display§N_{M,i}§svg§600§FALSE§</svg:desc>
          <draw:polygon draw:style-name="gr9" draw:text-style-name="P2" draw:layer="layout" svg:width="1.491cm" svg:height="0.683cm" svg:x="43.418cm" svg:y="5.491cm" svg:viewBox="0 0 1492 684" draw:points="746,684 0,684 0,0 1492,0 1492,684">
            <text:p/>
          </draw:polygon>
          <draw:path draw:style-name="gr10" draw:text-style-name="P3" draw:layer="layout" svg:width="0.593cm" svg:height="0.481cm" svg:x="43.445cm" svg:y="5.491cm" svg:viewBox="0 0 594 482" svg:d="M506 74c6-28 19-50 75-52 5 0 13-1 13-14 0-2 0-8-10-8-22 0-48 2-70 2-24 0-50-2-72-2-5 0-13 0-13 14 0 8 6 8 13 8 40 0 48 15 48 31 0 1-2 13-3 14l-79 314-155-368c-6-13-6-13-22-13h-95c-14 0-21 0-21 14 0 8 7 8 19 8 4 0 48 0 48 7l-94 378c-6 29-19 51-77 53-3 0-11 1-11 14 0 5 3 8 10 8 22 0 46-1 70-1s50 1 72 1c3 0 13 0 13-14 0-7-7-8-15-8-40 0-46-16-46-31 0-5 2-8 3-16l93-373c3 5 3 6 7 13l176 416c4 12 6 13 12 13 8 0 8-1 12-14z">
            <text:p/>
          </draw:path>
          <draw:path draw:style-name="gr10" draw:text-style-name="P3" draw:layer="layout" svg:width="0.526cm" svg:height="0.337cm" svg:x="44.02cm" svg:y="5.741cm" svg:viewBox="0 0 527 338" svg:d="M467 40c5-18 7-22 42-22 11 0 18 0 18-10 0-8-7-8-15-8h-67c-14 0-16 0-22 10l-191 282-48-279c-3-13-3-13-18-13h-70c-10 0-16 0-16 11 0 7 5 7 16 7 8 0 10 0 19 1 10 0 11 2 11 7 0 0 0 3-3 11l-61 248c-4 16-12 34-52 35-4 0-10 0-10 12 0 0 0 6 8 6 14 0 35-2 51-2 11 0 40 2 51 2 4 0 12 0 12-11 0-7-7-7-12-7-32-1-32-14-32-20 0-2 0-5 2-13l66-263h1l53 301c2 8 2 13 10 13 6 0 11-5 14-11l207-308h1l-70 281c-3 16-5 20-43 20-10 0-15 0-15 12 0 0 0 6 8 6 10 0 21-2 31-2 9 0 20 0 30 0 14 0 50 2 62 2 4 0 12 0 12-11 0-7-7-7-16-7 0 0-10 0-20-1-11 0-11-2-11-7 0-3 2-8 2-11z">
            <text:p/>
          </draw:path>
          <draw:path draw:style-name="gr10" draw:text-style-name="P3" draw:layer="layout" svg:width="0.063cm" svg:height="0.153cm" svg:x="44.598cm" svg:y="6.021cm" svg:viewBox="0 0 64 154" svg:d="M50 50c0 27-5 59-39 91-3 2-5 3-5 5 0 5 5 8 8 8 7 0 50-40 50-100 0-30-13-54-35-54-16 0-29 13-29 29s11 29 29 29c13 0 21-8 21-8z">
            <text:p/>
          </draw:path>
          <draw:path draw:style-name="gr10" draw:text-style-name="P3" draw:layer="layout" svg:width="0.149cm" svg:height="0.332cm" svg:x="44.732cm" svg:y="5.751cm" svg:viewBox="0 0 150 333" svg:d="M138 19c0-8-7-19-20-19-14 0-28 13-28 27 0 8 6 19 20 19 15 0 28-14 28-27zM37 271c-3 6-5 11-5 21 0 22 19 41 46 41 52 0 72-69 72-75 0-7-6-7-8-7-6 0-6 4-9 9-11 40-34 59-53 59-10 0-11-7-11-18s3-19 8-30c5-15 9-28 16-40 3-12 21-58 24-63 1-5 3-11 3-16 0-24-21-41-48-41-50 0-72 67-72 75 0 6 6 6 8 6 8 0 8-3 10-8 12-43 35-61 52-61 8 0 13 5 13 18 0 11-3 19-16 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47.260465214</meta:creation-date>
    <dc:date>2018-05-10T13:56:40.154000000</dc:date>
    <meta:editing-duration>PT47M8S</meta:editing-duration>
    <meta:editing-cycles>33</meta:editing-cycles>
    <meta:generator>LibreOffice/6.0.3.2$Windows_X86_64 LibreOffice_project/8f48d515416608e3a835360314dac7e47fd0b821</meta:generator>
    <meta:document-statistic meta:object-count="106"/>
  </office:meta>
</office:document-meta>
</file>